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b7b796" draw:fill="none" draw:fill-color="#ffffff"/>
    </style:style>
    <style:style style:name="gr2" style:family="graphic" style:parent-style-name="standard">
      <style:graphic-properties svg:stroke-width="0cm" draw:fill-color="#7a7a5a" fo:padding-top="-0.05cm" fo:padding-bottom="-0.05cm" fo:padding-left="-0.05cm" fo:padding-right="-0.05cm"/>
    </style:style>
    <style:style style:name="gr3" style:family="graphic" style:parent-style-name="standard">
      <style:graphic-properties svg:stroke-width="0cm" draw:fill-color="#c9c9b6" fo:padding-top="-0.05cm" fo:padding-bottom="-0.05cm" fo:padding-left="-0.05cm" fo:padding-right="-0.05cm"/>
    </style:style>
    <style:style style:name="gr4" style:family="graphic" style:parent-style-name="standard">
      <style:graphic-properties svg:stroke-width="0.01cm" svg:stroke-color="#494936" draw:fill="none" draw:fill-color="#ffffff" fo:padding-top="-0.045cm" fo:padding-bottom="-0.045cm" fo:padding-left="-0.045cm" fo:padding-right="-0.045cm"/>
    </style:style>
    <style:style style:name="gr5" style:family="graphic" style:parent-style-name="standard">
      <style:graphic-properties svg:stroke-width="0cm" draw:fill-color="#b7b796" fo:padding-top="-0.05cm" fo:padding-bottom="-0.05cm" fo:padding-left="-0.05cm" fo:padding-right="-0.05cm"/>
    </style:style>
    <style:style style:name="gr6" style:family="graphic" style:parent-style-name="standard">
      <style:graphic-properties draw:stroke="none" svg:stroke-width="0cm" draw:fill-color="#7a7a5a"/>
    </style:style>
  </office:automatic-styles>
  <office:body>
    <office:drawing>
      <draw:page draw:name="page1" draw:style-name="dp1" draw:master-page-name="Default">
        <draw:g>
          <draw:glue-point draw:id="4" svg:x="3.431cm" svg:y="-4.97cm"/>
          <draw:glue-point draw:id="5" svg:x="-4.975cm" svg:y="5.018cm"/>
          <draw:glue-point draw:id="6" svg:x="-0.398cm" svg:y="5.018cm"/>
          <draw:glue-point draw:id="7" svg:x="4.18cm" svg:y="5.018cm"/>
          <draw:glue-point draw:id="8" svg:x="-4.975cm" svg:y="-2.107cm"/>
          <draw:glue-point draw:id="9" svg:x="4.986cm" svg:y="-2.485cm"/>
          <draw:glue-point draw:id="10" svg:x="4.986cm" svg:y="1.077cm"/>
          <draw:glue-point draw:id="11" svg:x="4.986cm" svg:y="4.639cm"/>
          <draw:glue-point draw:id="12" svg:x="1.528cm" svg:y="1.401cm"/>
          <draw:line draw:style-name="gr1" draw:layer="layout" svg:x1="0.695cm" svg:y1="0.093cm" svg:x2="0.695cm" svg:y2="0.812cm">
            <text:p/>
          </draw:line>
          <draw:path draw:style-name="gr2" draw:layer="layout" svg:width="0.082cm" svg:height="0.082cm" svg:x="0.654cm" svg:y="0cm" svg:viewBox="0 0 83 83" svg:d="m83 41c0 23-19 42-42 42s-41-19-41-42 18-41 41-41 42 18 42 41z">
            <text:p/>
          </draw:path>
          <draw:polygon draw:style-name="gr3" draw:layer="layout" svg:width="0.822cm" svg:height="0.076cm" svg:x="0cm" svg:y="0.497cm" svg:viewBox="0 0 823 77" draw:points="66,0 823,0 756,77 0,77">
            <text:p/>
          </draw:polygon>
          <draw:polyline draw:style-name="gr4" draw:layer="layout" svg:width="0.822cm" svg:height="0.076cm" svg:x="0cm" svg:y="0.497cm" svg:viewBox="0 0 823 77" draw:points="66,0 823,0 756,77 0,77 66,0">
            <text:p/>
          </draw:polyline>
          <draw:polygon draw:style-name="gr5" draw:layer="layout" svg:width="0.753cm" svg:height="1.426cm" svg:x="0.001cm" svg:y="0.574cm" svg:viewBox="0 0 754 1427" draw:points="0,1427 754,1427 754,0 0,0">
            <text:p/>
          </draw:polygon>
          <draw:polyline draw:style-name="gr4" draw:layer="layout" svg:width="0.753cm" svg:height="1.426cm" svg:x="0.001cm" svg:y="0.574cm" svg:viewBox="0 0 754 1427" draw:points="0,1427 754,1427 754,0 0,0 0,1427">
            <text:p/>
          </draw:polyline>
          <draw:path draw:style-name="gr6" draw:layer="layout" svg:width="0.588cm" svg:height="1.063cm" svg:x="0.088cm" svg:y="0.696cm" svg:viewBox="0 0 589 1064" svg:d="m502 1064c76 0 87-79 87-79 0 0 0-821 0-893 0-94-90-92-90-92 0 0-371 0-424 0s-75 72-75 72c0 0 0 835 0 902s70 90 70 90z">
            <text:p/>
          </draw:path>
          <draw:path draw:style-name="gr4" draw:layer="layout" svg:width="0.588cm" svg:height="1.063cm" svg:x="0.088cm" svg:y="0.696cm" svg:viewBox="0 0 589 1064" svg:d="m502 1064c76 0 87-79 87-79 0 0 0-821 0-893 0-94-90-92-90-92 0 0-371 0-424 0s-75 72-75 72c0 0 0 835 0 902s70 90 70 90">
            <text:p/>
          </draw:path>
          <draw:polygon draw:style-name="gr2" draw:layer="layout" svg:width="0.068cm" svg:height="1.503cm" svg:x="0.754cm" svg:y="0.497cm" svg:viewBox="0 0 69 1504" draw:points="69,0 69,1426 0,1504 0,77">
            <text:p/>
          </draw:polygon>
          <draw:polyline draw:style-name="gr4" draw:layer="layout" svg:width="0.068cm" svg:height="1.503cm" svg:x="0.754cm" svg:y="0.497cm" svg:viewBox="0 0 69 1504" draw:points="69,0 69,1426 0,1504 0,77 69,0">
            <text:p/>
          </draw:poly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PDA</dc:title>
    <meta:creation-date>2011-02-07T16:41:00</meta:creation-date>
    <meta:editing-duration>P0D</meta:editing-duration>
    <meta:editing-cycles>1</meta:editing-cycles>
    <meta:document-statistic meta:object-count="11"/>
    <meta:generator>OpenOffice.org/3.3$Linux OpenOffice.org_project/330m20$Build-9567</meta:generator>
  </office:meta>
</office:document-meta>
</file>